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A000003753C471481.jpg" manifest:media-type="image/jpeg"/>
  <manifest:file-entry manifest:full-path="Pictures/1000000100000035000000149DEE88AA.png" manifest:media-type="image/png"/>
  <manifest:file-entry manifest:full-path="Pictures/1000000100000093000000D5AC27A2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28cm" svg:height="0.564cm" svg:x="2.54cm" svg:y="2.656cm">
          <draw:text-box>
            <text:p text:style-name="P1"><text:span text:style-name="T1">PENGUIN </text:span></text:p>
          </draw:text-box>
        </draw:frame>
        <draw:frame draw:style-name="gr2" draw:text-style-name="P3" draw:layer="layout" svg:width="0.388cm" svg:height="0.39cm" svg:x="23.816cm" svg:y="17.8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9.689cm" svg:height="14.593cm" svg:x="4.125cm" svg:y="3.566cm">
          <draw:image xlink:href="Pictures/10000000000004AA000003753C471481.jpg" xlink:type="simple" xlink:show="embed" xlink:actuate="onLoad" draw:mime-type="image/jpeg">
            <text:p/>
          </draw:image>
        </draw:frame>
        <draw:frame draw:style-name="gr4" draw:text-style-name="P4" draw:layer="layout" svg:width="0.613cm" svg:height="0.232cm" draw:transform="rotate (-0.531278224307075) translate (11.793cm 14.267cm)">
          <draw:image xlink:href="Pictures/1000000100000035000000149DEE88AA.png" xlink:type="simple" xlink:show="embed" xlink:actuate="onLoad" draw:mime-type="image/png">
            <text:p/>
          </draw:image>
        </draw:frame>
        <draw:frame draw:style-name="gr3" draw:text-style-name="P4" draw:layer="layout" svg:width="1.763cm" svg:height="2.539cm" svg:x="15.301cm" svg:y="18.042cm">
          <draw:image xlink:href="Pictures/1000000100000093000000D5AC27A2C9.png" xlink:type="simple" xlink:show="embed" xlink:actuate="onLoad" draw:mime-type="image/png">
            <text:p/>
          </draw:image>
        </draw:frame>
        <draw:frame draw:style-name="gr1" draw:text-style-name="P2" draw:layer="layout" svg:width="0.562cm" svg:height="0.564cm" svg:x="28.897cm" svg:y="17.751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9.946cm" svg:height="2.809cm" svg:x="4.279cm" svg:y="17.856cm">
          <draw:text-box>
            <text:p>Diperlukan:</text:p>
            <text:p>1. Tarik kabel baru ke DP-C</text:p>
            <text:p>2. CCTV indoor model do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44:37.716000000</dc:date>
    <dc:creator>I Putu Gede Sujarta Jaya</dc:creator>
    <meta:editing-duration>PT4M22S</meta:editing-duration>
    <meta:editing-cycles>1</meta:editing-cycles>
    <meta:document-statistic meta:object-count="7"/>
    <meta:generator>LibreOffice/24.2.5.2$Windows_X86_64 LibreOffice_project/bffef4ea93e59bebbeaf7f431bb02b1a39ee8a59</meta:generator>
  </office:meta>
</office:document-meta>
</file>